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0" draw:id="id0" draw:style-name="a0" draw:name="Object 1" text:anchor-type="as-char" svg:x="0in" svg:y="0in" svg:width="6in" svg:height="4.5in" style:rel-width="scale" style:rel-height="scale"><draw:object-ole draw:class-id="F7988107-6CC2-4B7F-BC78-CC633129AA61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"><draw:frame draw:z-index="0" draw:id="id1" draw:style-name="a1" draw:name="Object 2" text:anchor-type="as-char" svg:x="0in" svg:y="0in" svg:width="5.25in" svg:height="3.75in" style:rel-width="scale" style:rel-height="scale"><draw:object-ole draw:class-id="F7988107-6CC2-4B7F-BC78-CC633129AA61" xlink:href="Object 2" xlink:type="simple" xlink:show="embed" xlink:actuate="onLoad"/><draw:image xlink:href="ObjectReplacements/Object 2" xlink:type="simple" xlink:show="embed" xlink:actuate="onLoad"/><svg:title/><svg:desc/></draw:frame></text:p>
      <text:soft-page-break/>
      <text:h text:style-name="Heading1" text:outline-level="1">Color Theme</text:h>
      <text:p text:style-name="Normal">Orange, violet, gold.</text:p>
      <text:h text:style-name="Heading1" text:outline-level="1">Background<text:s/>Assets</text:h>
      <text:p text:style-name="Normal">All background assets will be grayscale, maximum four shades. <text:s/>This helps with adjusting the color combinations when constructing the level.</text:p>
      <text:p text:style-name="Normal">Maximum width and height for each asset: 512.</text:p>
      <text:p text:style-name="Normal"><text:span text:style-name="T3">Naming convention</text:span>: bkgrnd_fire_&lt;type&gt;_&lt;num&gt;.png</text:p>
      <text:h text:style-name="Heading1" text:outline-level="1">Music</text:h>
      <text:p text:style-name="Normal">The feeling of being in a strange cave, and having no idea how you got there in the first place. <text:s/>Something similar to your music Cursed. <text:s/></text:p>
      <text:h text:style-name="Heading1" text:outline-level="1">Game<text:s/>Flow</text:h>
      <text:p text:style-name="Normal">This is a short level to give the player an idea what this game is about (core-loop of the game). <text:s/>Player starts right next to the boss door to illustrate that they need to grab the eye-orbs.</text:p>
      <text:list text:style-name="LFO1" text:continue-numbering="true">
        <text:list-item>
          <text:p text:style-name="P4">1 or 2 enemy type.</text:p>
        </text:list-item>
        <text:list-item>
          <text:p text:style-name="P5">Flaming death-pit.</text:p>
        </text:list-item>
        <text:list-item>
          <text:p text:style-name="P6">Intro to checkpoint.</text:p>
        </text:list-item>
        <text:list-item>
          <text:p text:style-name="P7">Jump-pads.</text:p>
        </text:list-item>
        <text:list-item>
          <text:p text:style-name="P8">Moving platform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Dionisio</meta:initial-creator>
    <dc:creator>David Dionisio</dc:creator>
    <meta:creation-date>2014-07-24T08:15:00Z</meta:creation-date>
    <dc:date>2014-07-24T08:15:00Z</dc:date>
    <meta:template xlink:href="Normal.dotm" xlink:type="simple"/>
    <meta:editing-cycles>2</meta:editing-cycles>
    <meta:editing-duration>PT0S</meta:editing-duration>
    <meta:document-statistic meta:page-count="2" meta:paragraph-count="1" meta:word-count="118" meta:character-count="790" meta:row-count="5" meta:non-whitespace-character-count="673"/>
  </office:meta>
</office:document-meta>
</file>